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1.1929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3"/>
    <style:style style:name="ce3" style:family="table-cell" style:parent-style-name="Default">
      <style:text-properties fo:color="#0000c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3" table:default-cell-style-name="ce3"/>
        <table:table-column table:style-name="co2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storm number</text:p>
          </table:table-cell>
          <table:table-cell table:style-name="Default" office:value-type="string" calcext:value-type="string">
            <text:p>heading</text:p>
          </table:table-cell>
          <table:table-cell office:value-type="string" calcext:value-type="string">
            <text:p>pressure</text:p>
          </table:table-cell>
          <table:table-cell table:style-name="Default" office:value-type="string" calcext:value-type="string">
            <text:p>radius</text:p>
          </table:table-cell>
          <table:table-cell table:style-name="Default" office:value-type="string" calcext:value-type="string">
            <text:p>forward speed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heading generated</text:p>
          </table:table-cell>
          <table:table-cell office:value-type="string" calcext:value-type="string">
            <text:p>heading historical</text:p>
          </table:table-cell>
          <table:table-cell table:number-columns-repeated="9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4765639" calcext:value-type="float">
            <text:p>-13.54765639</text:p>
          </table:table-cell>
          <table:table-cell office:value-type="float" office:value="64.31062253" calcext:value-type="float">
            <text:p>64.31062253</text:p>
          </table:table-cell>
          <table:table-cell table:style-name="Default" office:value-type="float" office:value="20.81294337" calcext:value-type="float">
            <text:p>20.81294337</text:p>
          </table:table-cell>
          <table:table-cell table:style-name="Default" office:value-type="float" office:value="6.39758632" calcext:value-type="float">
            <text:p>6.39758632</text:p>
          </table:table-cell>
          <table:table-cell office:value-type="float" office:value="0.2057587" calcext:value-type="float">
            <text:p>0.2057587</text:p>
          </table:table-cell>
          <table:table-cell office:value-type="float" office:value="-13.54765639" calcext:value-type="float">
            <text:p>-13.54765639</text:p>
          </table:table-cell>
          <table:table-cell office:value-type="float" office:value="2008" calcext:value-type="float">
            <text:p>2008</text:p>
          </table:table-cell>
          <table:table-cell office:value-type="float" office:value="3.73" calcext:value-type="float">
            <text:p>3.73</text:p>
          </table:table-cell>
          <table:table-cell office:value-type="float" office:value="345.37" calcext:value-type="float">
            <text:p>345.37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64.97" calcext:value-type="float">
            <text:p>64.97</text:p>
          </table:table-cell>
          <table:table-cell office:value-type="float" office:value="-14.63" calcext:value-type="float">
            <text:p>-14.6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2.81043275" calcext:value-type="float">
            <text:p>-12.81043275</text:p>
          </table:table-cell>
          <table:table-cell office:value-type="float" office:value="64.13383836" calcext:value-type="float">
            <text:p>64.13383836</text:p>
          </table:table-cell>
          <table:table-cell table:style-name="Default" office:value-type="float" office:value="20.85415663" calcext:value-type="float">
            <text:p>20.85415663</text:p>
          </table:table-cell>
          <table:table-cell table:style-name="Default" office:value-type="float" office:value="5.54804302" calcext:value-type="float">
            <text:p>5.54804302</text:p>
          </table:table-cell>
          <table:table-cell office:value-type="float" office:value="0.14439592" calcext:value-type="float">
            <text:p>0.14439592</text:p>
          </table:table-cell>
          <table:table-cell office:value-type="float" office:value="-12.81043275" calcext:value-type="float">
            <text:p>-12.81043275</text:p>
          </table:table-cell>
          <table:table-cell office:value-type="float" office:value="1998" calcext:value-type="float">
            <text:p>1998</text:p>
          </table:table-cell>
          <table:table-cell office:value-type="float" office:value="259.03" calcext:value-type="float">
            <text:p>259.03</text:p>
          </table:table-cell>
          <table:table-cell office:value-type="float" office:value="347.7" calcext:value-type="float">
            <text:p>347.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.1" calcext:value-type="float">
            <text:p>4.1</text:p>
          </table:table-cell>
          <table:table-cell office:value-type="float" office:value="-12.3" calcext:value-type="float">
            <text:p>-12.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61.79053234" calcext:value-type="float">
            <text:p>-61.79053234</text:p>
          </table:table-cell>
          <table:table-cell office:value-type="float" office:value="64.13384017" calcext:value-type="float">
            <text:p>64.13384017</text:p>
          </table:table-cell>
          <table:table-cell table:style-name="Default" office:value-type="float" office:value="20.79634194" calcext:value-type="float">
            <text:p>20.79634194</text:p>
          </table:table-cell>
          <table:table-cell table:style-name="Default" office:value-type="float" office:value="4.80698078" calcext:value-type="float">
            <text:p>4.80698078</text:p>
          </table:table-cell>
          <table:table-cell office:value-type="float" office:value="0.36458451" calcext:value-type="float">
            <text:p>0.36458451</text:p>
          </table:table-cell>
          <table:table-cell office:value-type="float" office:value="-61.79053234" calcext:value-type="float">
            <text:p>-61.79053234</text:p>
          </table:table-cell>
          <table:table-cell office:value-type="float" office:value="1985" calcext:value-type="float">
            <text:p>1985</text:p>
          </table:table-cell>
          <table:table-cell office:value-type="float" office:value="548.12" calcext:value-type="float">
            <text:p>548.12</text:p>
          </table:table-cell>
          <table:table-cell office:value-type="float" office:value="297.3" calcext:value-type="float">
            <text:p>297.3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62.7" calcext:value-type="float">
            <text:p>-62.7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12.81750026" calcext:value-type="float">
            <text:p>-12.81750026</text:p>
          </table:table-cell>
          <table:table-cell office:value-type="float" office:value="74.59057349" calcext:value-type="float">
            <text:p>74.59057349</text:p>
          </table:table-cell>
          <table:table-cell table:style-name="Default" office:value-type="float" office:value="18.70846971" calcext:value-type="float">
            <text:p>18.70846971</text:p>
          </table:table-cell>
          <table:table-cell table:style-name="Default" office:value-type="float" office:value="6.39758601" calcext:value-type="float">
            <text:p>6.39758601</text:p>
          </table:table-cell>
          <table:table-cell office:value-type="float" office:value="0.25351869" calcext:value-type="float">
            <text:p>0.25351869</text:p>
          </table:table-cell>
          <table:table-cell office:value-type="float" office:value="-12.81750026" calcext:value-type="float">
            <text:p>-12.81750026</text:p>
          </table:table-cell>
          <table:table-cell office:value-type="float" office:value="1998" calcext:value-type="float">
            <text:p>1998</text:p>
          </table:table-cell>
          <table:table-cell office:value-type="float" office:value="259.03" calcext:value-type="float">
            <text:p>259.03</text:p>
          </table:table-cell>
          <table:table-cell office:value-type="float" office:value="347.7" calcext:value-type="float">
            <text:p>347.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.1" calcext:value-type="float">
            <text:p>4.1</text:p>
          </table:table-cell>
          <table:table-cell office:value-type="float" office:value="-12.3" calcext:value-type="float">
            <text:p>-12.3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8.07697684" calcext:value-type="float">
            <text:p>48.07697684</text:p>
          </table:table-cell>
          <table:table-cell office:value-type="float" office:value="51.45896016" calcext:value-type="float">
            <text:p>51.45896016</text:p>
          </table:table-cell>
          <table:table-cell table:style-name="Default" office:value-type="float" office:value="29.18861477" calcext:value-type="float">
            <text:p>29.18861477</text:p>
          </table:table-cell>
          <table:table-cell table:style-name="Default" office:value-type="float" office:value="6.39758651" calcext:value-type="float">
            <text:p>6.39758651</text:p>
          </table:table-cell>
          <table:table-cell office:value-type="float" office:value="0.03174218" calcext:value-type="float">
            <text:p>0.03174218</text:p>
          </table:table-cell>
          <table:table-cell office:value-type="float" office:value="48.07697684" calcext:value-type="float">
            <text:p>48.07697684</text:p>
          </table:table-cell>
          <table:table-cell office:value-type="float" office:value="1985" calcext:value-type="float">
            <text:p>1985</text:p>
          </table:table-cell>
          <table:table-cell office:value-type="float" office:value="597.55" calcext:value-type="float">
            <text:p>597.55</text:p>
          </table:table-cell>
          <table:table-cell office:value-type="float" office:value="40.4" calcext:value-type="float">
            <text:p>40.4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4.4" calcext:value-type="float">
            <text:p>14.4</text:p>
          </table:table-cell>
          <table:table-cell office:value-type="float" office:value="40.4" calcext:value-type="float">
            <text:p>40.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Storm 1</text:p>
          </table:table-cell>
          <table:table-cell table:style-name="Default" office:value-type="string" calcext:value-type="string">
            <text:p>Similar to IKE</text:p>
          </table:table-cell>
          <table:table-cell office:value-type="string" calcext:value-type="string">
            <text:p>IKE</text:p>
          </table:table-cell>
          <table:table-cell table:style-name="Default" office:value-type="string" calcext:value-type="string">
            <text:p>IKE</text:p>
          </table:table-cell>
          <table:table-cell table:style-name="Default" office:value-type="string" calcext:value-type="string">
            <text:p>modified</text:p>
          </table:table-cell>
          <table:table-cell office:value-type="string" calcext:value-type="string">
            <text:p>modified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ISO_time</text:p>
          </table:table-cell>
          <table:table-cell table:style-name="Default" office:value-type="string" calcext:value-type="string">
            <text:p>Nature</text:p>
          </table:table-cell>
          <table:table-cell office:value-type="string" calcext:value-type="string">
            <text:p>Latitude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atitude(mod)</text:p>
          </table:table-cell>
          <table:table-cell office:value-type="string" calcext:value-type="string">
            <text:p>Longitude(mod)</text:p>
          </table:table-cell>
          <table:table-cell office:value-type="string" calcext:value-type="string">
            <text:p>pressure defici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Max Wind speed</text:p>
          </table:table-cell>
          <table:table-cell office:value-type="string" calcext:value-type="string">
            <text:p>forward spee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YYYY-MM-DD</text:p>
          </table:table-cell>
          <table:table-cell table:style-name="Default" office:value-type="string" calcext:value-type="string">
            <text:p>HH:MM:SS</text:p>
          </table:table-cell>
          <table:table-cell office:value-type="string" calcext:value-type="string">
            <text:p>deg_north</text:p>
          </table:table-cell>
          <table:table-cell table:style-name="Default" office:value-type="string" calcext:value-type="string">
            <text:p>deg_east</text:p>
          </table:table-cell>
          <table:table-cell table:style-name="Default" office:value-type="string" calcext:value-type="string">
            <text:p>deg_north</text:p>
          </table:table-cell>
          <table:table-cell office:value-type="string" calcext:value-type="string">
            <text:p>deg_east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nmi</text:p>
          </table:table-cell>
          <table:table-cell table:number-columns-repeated="2" office:value-type="string" calcext:value-type="string">
            <text:p>m/s</text:p>
          </table:table-cell>
          <table:table-cell office:value-type="string" calcext:value-type="string">
            <text:p># time period</text:p>
          </table:table-cell>
          <table:table-cell/>
          <table:table-cell office:value-type="string" calcext:value-type="string">
            <text:p>H* B landfall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rward speed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17.2" calcext:value-type="float">
            <text:p>17.2</text:p>
          </table:table-cell>
          <table:table-cell office:value-type="float" office:value="-37" calcext:value-type="float">
            <text:p>-37</text:p>
          </table:table-cell>
          <table:table-cell office:value-type="float" office:value="17.39" calcext:value-type="float">
            <text:p>17.39</text:p>
          </table:table-cell>
          <table:table-cell office:value-type="float" office:value="-37.19" calcext:value-type="float">
            <text:p>-37.19</text:p>
          </table:table-cell>
          <table:table-cell office:value-type="float" office:value="3" calcext:value-type="float">
            <text:p>3</text:p>
          </table:table-cell>
          <table:table-cell office:value-type="float" office:value="3.2146200082" calcext:value-type="float">
            <text:p>3.2146200082</text:p>
          </table:table-cell>
          <table:table-cell office:value-type="float" office:value="12.86" calcext:value-type="float">
            <text:p>12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081371334" calcext:value-type="float">
            <text:p>1.7081371334</text:p>
          </table:table-cell>
          <table:table-cell table:style-name="ce3" office:value-type="float" office:value="-13.54765639" calcext:value-type="float">
            <text:p>-13.54765639</text:p>
          </table:table-cell>
          <table:table-cell table:style-name="ce3" office:value-type="float" office:value="64.31062253" calcext:value-type="float">
            <text:p>64.31062253</text:p>
          </table:table-cell>
          <table:table-cell table:style-name="ce3" office:value-type="float" office:value="20.81294337" calcext:value-type="float">
            <text:p>20.81294337</text:p>
          </table:table-cell>
          <table:table-cell table:style-name="ce3" office:value-type="float" office:value="6.39758632" calcext:value-type="float">
            <text:p>6.39758632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17.3" calcext:value-type="float">
            <text:p>17.3</text:p>
          </table:table-cell>
          <table:table-cell office:value-type="float" office:value="-38.4" calcext:value-type="float">
            <text:p>-38.4</text:p>
          </table:table-cell>
          <table:table-cell office:value-type="float" office:value="17.49" calcext:value-type="float">
            <text:p>17.49</text:p>
          </table:table-cell>
          <table:table-cell office:value-type="float" office:value="-38.59" calcext:value-type="float">
            <text:p>-38.59</text:p>
          </table:table-cell>
          <table:table-cell office:value-type="float" office:value="4.1790384615" calcext:value-type="float">
            <text:p>4.1790384615</text:p>
          </table:table-cell>
          <table:table-cell office:value-type="float" office:value="3.4049012567" calcext:value-type="float">
            <text:p>3.4049012567</text:p>
          </table:table-cell>
          <table:table-cell office:value-type="float" office:value="13.5709615385" calcext:value-type="float">
            <text:p>13.5709615385</text:p>
          </table:table-cell>
          <table:table-cell office:value-type="float" office:value="0.1230307692" calcext:value-type="float">
            <text:p>0.123030769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17.5" calcext:value-type="float">
            <text:p>17.5</text:p>
          </table:table-cell>
          <table:table-cell office:value-type="float" office:value="-39.9" calcext:value-type="float">
            <text:p>-39.9</text:p>
          </table:table-cell>
          <table:table-cell office:value-type="float" office:value="17.69" calcext:value-type="float">
            <text:p>17.69</text:p>
          </table:table-cell>
          <table:table-cell office:value-type="float" office:value="-40.09" calcext:value-type="float">
            <text:p>-40.09</text:p>
          </table:table-cell>
          <table:table-cell office:value-type="float" office:value="5.3580769231" calcext:value-type="float">
            <text:p>5.3580769231</text:p>
          </table:table-cell>
          <table:table-cell office:value-type="float" office:value="3.7987971275" calcext:value-type="float">
            <text:p>3.7987971275</text:p>
          </table:table-cell>
          <table:table-cell office:value-type="float" office:value="14.2819230769" calcext:value-type="float">
            <text:p>14.2819230769</text:p>
          </table:table-cell>
          <table:table-cell office:value-type="float" office:value="0.2460615385" calcext:value-type="float">
            <text:p>0.246061538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date" office:date-value="2008-09-02" calcext:value-type="date">
            <text:p>2008-09-02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17.8" calcext:value-type="float">
            <text:p>17.8</text:p>
          </table:table-cell>
          <table:table-cell office:value-type="float" office:value="-41.3" calcext:value-type="float">
            <text:p>-41.3</text:p>
          </table:table-cell>
          <table:table-cell office:value-type="float" office:value="17.99" calcext:value-type="float">
            <text:p>17.99</text:p>
          </table:table-cell>
          <table:table-cell office:value-type="float" office:value="-41.49" calcext:value-type="float">
            <text:p>-41.49</text:p>
          </table:table-cell>
          <table:table-cell office:value-type="float" office:value="6.5371153846" calcext:value-type="float">
            <text:p>6.5371153846</text:p>
          </table:table-cell>
          <table:table-cell office:value-type="float" office:value="4.3896409336" calcext:value-type="float">
            <text:p>4.3896409336</text:p>
          </table:table-cell>
          <table:table-cell office:value-type="float" office:value="14.9928846154" calcext:value-type="float">
            <text:p>14.9928846154</text:p>
          </table:table-cell>
          <table:table-cell office:value-type="float" office:value="0.3690923077" calcext:value-type="float">
            <text:p>0.369092307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date" office:date-value="2008-09-02" calcext:value-type="date">
            <text:p>2008-09-02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18.2" calcext:value-type="float">
            <text:p>18.2</text:p>
          </table:table-cell>
          <table:table-cell office:value-type="float" office:value="-42.8" calcext:value-type="float">
            <text:p>-42.8</text:p>
          </table:table-cell>
          <table:table-cell office:value-type="float" office:value="18.39" calcext:value-type="float">
            <text:p>18.39</text:p>
          </table:table-cell>
          <table:table-cell office:value-type="float" office:value="-42.99" calcext:value-type="float">
            <text:p>-42.99</text:p>
          </table:table-cell>
          <table:table-cell office:value-type="float" office:value="7.7161538462" calcext:value-type="float">
            <text:p>7.7161538462</text:p>
          </table:table-cell>
          <table:table-cell office:value-type="float" office:value="5.177432675" calcext:value-type="float">
            <text:p>5.177432675</text:p>
          </table:table-cell>
          <table:table-cell office:value-type="float" office:value="15.7038461538" calcext:value-type="float">
            <text:p>15.7038461538</text:p>
          </table:table-cell>
          <table:table-cell office:value-type="float" office:value="0.4921230769" calcext:value-type="float">
            <text:p>0.492123076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date" office:date-value="2008-09-02" calcext:value-type="date">
            <text:p>2008-09-02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18.7" calcext:value-type="float">
            <text:p>18.7</text:p>
          </table:table-cell>
          <table:table-cell office:value-type="float" office:value="-44.3" calcext:value-type="float">
            <text:p>-44.3</text:p>
          </table:table-cell>
          <table:table-cell office:value-type="float" office:value="18.89" calcext:value-type="float">
            <text:p>18.89</text:p>
          </table:table-cell>
          <table:table-cell office:value-type="float" office:value="-44.49" calcext:value-type="float">
            <text:p>-44.49</text:p>
          </table:table-cell>
          <table:table-cell office:value-type="float" office:value="8.8951923077" calcext:value-type="float">
            <text:p>8.8951923077</text:p>
          </table:table-cell>
          <table:table-cell office:value-type="float" office:value="6.1621723519" calcext:value-type="float">
            <text:p>6.1621723519</text:p>
          </table:table-cell>
          <table:table-cell office:value-type="float" office:value="16.4148076923" calcext:value-type="float">
            <text:p>16.4148076923</text:p>
          </table:table-cell>
          <table:table-cell office:value-type="float" office:value="0.6151538462" calcext:value-type="float">
            <text:p>0.615153846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date" office:date-value="2008-09-02" calcext:value-type="date">
            <text:p>2008-09-02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19.3" calcext:value-type="float">
            <text:p>19.3</text:p>
          </table:table-cell>
          <table:table-cell office:value-type="float" office:value="-45.8" calcext:value-type="float">
            <text:p>-45.8</text:p>
          </table:table-cell>
          <table:table-cell office:value-type="float" office:value="19.49" calcext:value-type="float">
            <text:p>19.49</text:p>
          </table:table-cell>
          <table:table-cell office:value-type="float" office:value="-45.99" calcext:value-type="float">
            <text:p>-45.99</text:p>
          </table:table-cell>
          <table:table-cell office:value-type="float" office:value="10.0742307692" calcext:value-type="float">
            <text:p>10.0742307692</text:p>
          </table:table-cell>
          <table:table-cell office:value-type="float" office:value="7.3438599641" calcext:value-type="float">
            <text:p>7.3438599641</text:p>
          </table:table-cell>
          <table:table-cell office:value-type="float" office:value="17.1257692308" calcext:value-type="float">
            <text:p>17.1257692308</text:p>
          </table:table-cell>
          <table:table-cell office:value-type="float" office:value="0.7381846154" calcext:value-type="float">
            <text:p>0.738184615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08-09-03" calcext:value-type="date">
            <text:p>2008-09-03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19.8" calcext:value-type="float">
            <text:p>19.8</text:p>
          </table:table-cell>
          <table:table-cell office:value-type="float" office:value="-47.3" calcext:value-type="float">
            <text:p>-47.3</text:p>
          </table:table-cell>
          <table:table-cell office:value-type="float" office:value="19.99" calcext:value-type="float">
            <text:p>19.99</text:p>
          </table:table-cell>
          <table:table-cell office:value-type="float" office:value="-47.49" calcext:value-type="float">
            <text:p>-47.49</text:p>
          </table:table-cell>
          <table:table-cell office:value-type="float" office:value="11.2532692308" calcext:value-type="float">
            <text:p>11.2532692308</text:p>
          </table:table-cell>
          <table:table-cell office:value-type="float" office:value="8.3285996409" calcext:value-type="float">
            <text:p>8.3285996409</text:p>
          </table:table-cell>
          <table:table-cell office:value-type="float" office:value="17.8367307692" calcext:value-type="float">
            <text:p>17.8367307692</text:p>
          </table:table-cell>
          <table:table-cell office:value-type="float" office:value="0.8612153846" calcext:value-type="float">
            <text:p>0.861215384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08-09-03" calcext:value-type="date">
            <text:p>2008-09-03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20.2" calcext:value-type="float">
            <text:p>20.2</text:p>
          </table:table-cell>
          <table:table-cell office:value-type="float" office:value="-48.8" calcext:value-type="float">
            <text:p>-48.8</text:p>
          </table:table-cell>
          <table:table-cell office:value-type="float" office:value="20.39" calcext:value-type="float">
            <text:p>20.39</text:p>
          </table:table-cell>
          <table:table-cell office:value-type="float" office:value="-48.99" calcext:value-type="float">
            <text:p>-48.99</text:p>
          </table:table-cell>
          <table:table-cell office:value-type="float" office:value="12.4323076923" calcext:value-type="float">
            <text:p>12.4323076923</text:p>
          </table:table-cell>
          <table:table-cell office:value-type="float" office:value="9.1163913824" calcext:value-type="float">
            <text:p>9.1163913824</text:p>
          </table:table-cell>
          <table:table-cell office:value-type="float" office:value="18.5476923077" calcext:value-type="float">
            <text:p>18.5476923077</text:p>
          </table:table-cell>
          <table:table-cell office:value-type="float" office:value="0.9842461538" calcext:value-type="float">
            <text:p>0.984246153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date" office:date-value="2008-09-03" calcext:value-type="date">
            <text:p>2008-09-03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20.6" calcext:value-type="float">
            <text:p>20.6</text:p>
          </table:table-cell>
          <table:table-cell office:value-type="float" office:value="-50.3" calcext:value-type="float">
            <text:p>-50.3</text:p>
          </table:table-cell>
          <table:table-cell office:value-type="float" office:value="20.79" calcext:value-type="float">
            <text:p>20.79</text:p>
          </table:table-cell>
          <table:table-cell office:value-type="float" office:value="-50.49" calcext:value-type="float">
            <text:p>-50.49</text:p>
          </table:table-cell>
          <table:table-cell office:value-type="float" office:value="13.6113461538" calcext:value-type="float">
            <text:p>13.6113461538</text:p>
          </table:table-cell>
          <table:table-cell office:value-type="float" office:value="9.9041831239" calcext:value-type="float">
            <text:p>9.9041831239</text:p>
          </table:table-cell>
          <table:table-cell office:value-type="float" office:value="19.2586538462" calcext:value-type="float">
            <text:p>19.2586538462</text:p>
          </table:table-cell>
          <table:table-cell office:value-type="float" office:value="1.1072769231" calcext:value-type="float">
            <text:p>1.107276923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date" office:date-value="2008-09-03" calcext:value-type="date">
            <text:p>2008-09-03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21.1" calcext:value-type="float">
            <text:p>21.1</text:p>
          </table:table-cell>
          <table:table-cell office:value-type="float" office:value="-51.9" calcext:value-type="float">
            <text:p>-51.9</text:p>
          </table:table-cell>
          <table:table-cell office:value-type="float" office:value="21.29" calcext:value-type="float">
            <text:p>21.29</text:p>
          </table:table-cell>
          <table:table-cell office:value-type="float" office:value="-52.09" calcext:value-type="float">
            <text:p>-52.09</text:p>
          </table:table-cell>
          <table:table-cell office:value-type="float" office:value="14.7903846154" calcext:value-type="float">
            <text:p>14.7903846154</text:p>
          </table:table-cell>
          <table:table-cell office:value-type="float" office:value="10.8889228007" calcext:value-type="float">
            <text:p>10.8889228007</text:p>
          </table:table-cell>
          <table:table-cell office:value-type="float" office:value="19.9696153846" calcext:value-type="float">
            <text:p>19.9696153846</text:p>
          </table:table-cell>
          <table:table-cell office:value-type="float" office:value="1.2303076923" calcext:value-type="float">
            <text:p>1.230307692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date" office:date-value="2008-09-04" calcext:value-type="date">
            <text:p>2008-09-04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21.8" calcext:value-type="float">
            <text:p>21.8</text:p>
          </table:table-cell>
          <table:table-cell office:value-type="float" office:value="-53.5" calcext:value-type="float">
            <text:p>-53.5</text:p>
          </table:table-cell>
          <table:table-cell office:value-type="float" office:value="21.99" calcext:value-type="float">
            <text:p>21.99</text:p>
          </table:table-cell>
          <table:table-cell office:value-type="float" office:value="-53.69" calcext:value-type="float">
            <text:p>-53.69</text:p>
          </table:table-cell>
          <table:table-cell office:value-type="float" office:value="15.9694230769" calcext:value-type="float">
            <text:p>15.9694230769</text:p>
          </table:table-cell>
          <table:table-cell office:value-type="float" office:value="12.2675583483" calcext:value-type="float">
            <text:p>12.2675583483</text:p>
          </table:table-cell>
          <table:table-cell office:value-type="float" office:value="20.6805769231" calcext:value-type="float">
            <text:p>20.6805769231</text:p>
          </table:table-cell>
          <table:table-cell office:value-type="float" office:value="1.3533384615" calcext:value-type="float">
            <text:p>1.353338461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date" office:date-value="2008-09-04" calcext:value-type="date">
            <text:p>2008-09-04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22.4" calcext:value-type="float">
            <text:p>22.4</text:p>
          </table:table-cell>
          <table:table-cell office:value-type="float" office:value="-55" calcext:value-type="float">
            <text:p>-55</text:p>
          </table:table-cell>
          <table:table-cell office:value-type="float" office:value="22.59" calcext:value-type="float">
            <text:p>22.59</text:p>
          </table:table-cell>
          <table:table-cell office:value-type="float" office:value="-55.19" calcext:value-type="float">
            <text:p>-55.19</text:p>
          </table:table-cell>
          <table:table-cell office:value-type="float" office:value="17.1484615385" calcext:value-type="float">
            <text:p>17.1484615385</text:p>
          </table:table-cell>
          <table:table-cell office:value-type="float" office:value="13.4492459605" calcext:value-type="float">
            <text:p>13.4492459605</text:p>
          </table:table-cell>
          <table:table-cell office:value-type="float" office:value="21.3915384615" calcext:value-type="float">
            <text:p>21.3915384615</text:p>
          </table:table-cell>
          <table:table-cell office:value-type="float" office:value="1.4763692308" calcext:value-type="float">
            <text:p>1.476369230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date" office:date-value="2008-09-04" calcext:value-type="date">
            <text:p>2008-09-04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23" calcext:value-type="float">
            <text:p>23</text:p>
          </table:table-cell>
          <table:table-cell office:value-type="float" office:value="-56.4" calcext:value-type="float">
            <text:p>-56.4</text:p>
          </table:table-cell>
          <table:table-cell office:value-type="float" office:value="23.19" calcext:value-type="float">
            <text:p>23.19</text:p>
          </table:table-cell>
          <table:table-cell office:value-type="float" office:value="-56.59" calcext:value-type="float">
            <text:p>-56.59</text:p>
          </table:table-cell>
          <table:table-cell office:value-type="float" office:value="18.3275" calcext:value-type="float">
            <text:p>18.3275</text:p>
          </table:table-cell>
          <table:table-cell office:value-type="float" office:value="14.6309335727" calcext:value-type="float">
            <text:p>14.6309335727</text:p>
          </table:table-cell>
          <table:table-cell office:value-type="float" office:value="22.1025" calcext:value-type="float">
            <text:p>22.1025</text:p>
          </table:table-cell>
          <table:table-cell office:value-type="float" office:value="1.5994" calcext:value-type="float">
            <text:p>1.599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date" office:date-value="2008-09-04" calcext:value-type="date">
            <text:p>2008-09-04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23.4" calcext:value-type="float">
            <text:p>23.4</text:p>
          </table:table-cell>
          <table:table-cell office:value-type="float" office:value="-57.7" calcext:value-type="float">
            <text:p>-57.7</text:p>
          </table:table-cell>
          <table:table-cell office:value-type="float" office:value="23.59" calcext:value-type="float">
            <text:p>23.59</text:p>
          </table:table-cell>
          <table:table-cell office:value-type="float" office:value="-57.89" calcext:value-type="float">
            <text:p>-57.89</text:p>
          </table:table-cell>
          <table:table-cell office:value-type="float" office:value="19.5065384615" calcext:value-type="float">
            <text:p>19.5065384615</text:p>
          </table:table-cell>
          <table:table-cell office:value-type="float" office:value="15.4187253142" calcext:value-type="float">
            <text:p>15.4187253142</text:p>
          </table:table-cell>
          <table:table-cell office:value-type="float" office:value="22.8134615385" calcext:value-type="float">
            <text:p>22.8134615385</text:p>
          </table:table-cell>
          <table:table-cell office:value-type="float" office:value="1.7224307692" calcext:value-type="float">
            <text:p>1.722430769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date" office:date-value="2008-09-05" calcext:value-type="date">
            <text:p>2008-09-05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23.6" calcext:value-type="float">
            <text:p>23.6</text:p>
          </table:table-cell>
          <table:table-cell office:value-type="float" office:value="-59" calcext:value-type="float">
            <text:p>-59</text:p>
          </table:table-cell>
          <table:table-cell office:value-type="float" office:value="23.79" calcext:value-type="float">
            <text:p>23.79</text:p>
          </table:table-cell>
          <table:table-cell office:value-type="float" office:value="-59.19" calcext:value-type="float">
            <text:p>-59.19</text:p>
          </table:table-cell>
          <table:table-cell office:value-type="float" office:value="20.6855769231" calcext:value-type="float">
            <text:p>20.6855769231</text:p>
          </table:table-cell>
          <table:table-cell office:value-type="float" office:value="15.8126211849" calcext:value-type="float">
            <text:p>15.8126211849</text:p>
          </table:table-cell>
          <table:table-cell office:value-type="float" office:value="23.5244230769" calcext:value-type="float">
            <text:p>23.5244230769</text:p>
          </table:table-cell>
          <table:table-cell office:value-type="float" office:value="1.8454615385" calcext:value-type="float">
            <text:p>1.845461538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date" office:date-value="2008-09-05" calcext:value-type="date">
            <text:p>2008-09-05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23.6" calcext:value-type="float">
            <text:p>23.6</text:p>
          </table:table-cell>
          <table:table-cell office:value-type="float" office:value="-60.4" calcext:value-type="float">
            <text:p>-60.4</text:p>
          </table:table-cell>
          <table:table-cell office:value-type="float" office:value="23.79" calcext:value-type="float">
            <text:p>23.79</text:p>
          </table:table-cell>
          <table:table-cell office:value-type="float" office:value="-60.59" calcext:value-type="float">
            <text:p>-60.59</text:p>
          </table:table-cell>
          <table:table-cell office:value-type="float" office:value="21.8646153846" calcext:value-type="float">
            <text:p>21.8646153846</text:p>
          </table:table-cell>
          <table:table-cell office:value-type="float" office:value="15.8126211849" calcext:value-type="float">
            <text:p>15.8126211849</text:p>
          </table:table-cell>
          <table:table-cell office:value-type="float" office:value="24.2353846154" calcext:value-type="float">
            <text:p>24.2353846154</text:p>
          </table:table-cell>
          <table:table-cell office:value-type="float" office:value="1.9684923077" calcext:value-type="float">
            <text:p>1.9684923077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date" office:date-value="2008-09-05" calcext:value-type="date">
            <text:p>2008-09-05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23.5" calcext:value-type="float">
            <text:p>23.5</text:p>
          </table:table-cell>
          <table:table-cell office:value-type="float" office:value="-61.9" calcext:value-type="float">
            <text:p>-61.9</text:p>
          </table:table-cell>
          <table:table-cell office:value-type="float" office:value="23.69" calcext:value-type="float">
            <text:p>23.69</text:p>
          </table:table-cell>
          <table:table-cell office:value-type="float" office:value="-62.09" calcext:value-type="float">
            <text:p>-62.09</text:p>
          </table:table-cell>
          <table:table-cell office:value-type="float" office:value="23.0436538462" calcext:value-type="float">
            <text:p>23.0436538462</text:p>
          </table:table-cell>
          <table:table-cell office:value-type="float" office:value="15.6156732496" calcext:value-type="float">
            <text:p>15.6156732496</text:p>
          </table:table-cell>
          <table:table-cell office:value-type="float" office:value="24.9463461538" calcext:value-type="float">
            <text:p>24.9463461538</text:p>
          </table:table-cell>
          <table:table-cell office:value-type="float" office:value="2.0915230769" calcext:value-type="float">
            <text:p>2.091523076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date" office:date-value="2008-09-05" calcext:value-type="date">
            <text:p>2008-09-05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23.2" calcext:value-type="float">
            <text:p>23.2</text:p>
          </table:table-cell>
          <table:table-cell office:value-type="float" office:value="-63.4" calcext:value-type="float">
            <text:p>-63.4</text:p>
          </table:table-cell>
          <table:table-cell office:value-type="float" office:value="23.39" calcext:value-type="float">
            <text:p>23.39</text:p>
          </table:table-cell>
          <table:table-cell office:value-type="float" office:value="-63.59" calcext:value-type="float">
            <text:p>-63.59</text:p>
          </table:table-cell>
          <table:table-cell office:value-type="float" office:value="24.2226923077" calcext:value-type="float">
            <text:p>24.2226923077</text:p>
          </table:table-cell>
          <table:table-cell office:value-type="float" office:value="15.0248294434" calcext:value-type="float">
            <text:p>15.0248294434</text:p>
          </table:table-cell>
          <table:table-cell office:value-type="float" office:value="25.6573076923" calcext:value-type="float">
            <text:p>25.6573076923</text:p>
          </table:table-cell>
          <table:table-cell office:value-type="float" office:value="2.2145538462" calcext:value-type="float">
            <text:p>2.2145538462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date" office:date-value="2008-09-06" calcext:value-type="date">
            <text:p>2008-09-06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22.8" calcext:value-type="float">
            <text:p>22.8</text:p>
          </table:table-cell>
          <table:table-cell office:value-type="float" office:value="-64.9" calcext:value-type="float">
            <text:p>-64.9</text:p>
          </table:table-cell>
          <table:table-cell office:value-type="float" office:value="22.99" calcext:value-type="float">
            <text:p>22.99</text:p>
          </table:table-cell>
          <table:table-cell office:value-type="float" office:value="-65.09" calcext:value-type="float">
            <text:p>-65.09</text:p>
          </table:table-cell>
          <table:table-cell office:value-type="float" office:value="25.4017307692" calcext:value-type="float">
            <text:p>25.4017307692</text:p>
          </table:table-cell>
          <table:table-cell office:value-type="float" office:value="14.237037702" calcext:value-type="float">
            <text:p>14.237037702</text:p>
          </table:table-cell>
          <table:table-cell office:value-type="float" office:value="26.3682692308" calcext:value-type="float">
            <text:p>26.3682692308</text:p>
          </table:table-cell>
          <table:table-cell office:value-type="float" office:value="2.3375846154" calcext:value-type="float">
            <text:p>2.337584615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08-09-06" calcext:value-type="date">
            <text:p>2008-09-06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22.4" calcext:value-type="float">
            <text:p>22.4</text:p>
          </table:table-cell>
          <table:table-cell office:value-type="float" office:value="-66.3" calcext:value-type="float">
            <text:p>-66.3</text:p>
          </table:table-cell>
          <table:table-cell office:value-type="float" office:value="22.59" calcext:value-type="float">
            <text:p>22.59</text:p>
          </table:table-cell>
          <table:table-cell office:value-type="float" office:value="-66.49" calcext:value-type="float">
            <text:p>-66.49</text:p>
          </table:table-cell>
          <table:table-cell office:value-type="float" office:value="26.5807692308" calcext:value-type="float">
            <text:p>26.5807692308</text:p>
          </table:table-cell>
          <table:table-cell office:value-type="float" office:value="13.4492459605" calcext:value-type="float">
            <text:p>13.4492459605</text:p>
          </table:table-cell>
          <table:table-cell office:value-type="float" office:value="27.0792307692" calcext:value-type="float">
            <text:p>27.0792307692</text:p>
          </table:table-cell>
          <table:table-cell office:value-type="float" office:value="2.4606153846" calcext:value-type="float">
            <text:p>2.4606153846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date" office:date-value="2008-09-06" calcext:value-type="date">
            <text:p>2008-09-06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21.9" calcext:value-type="float">
            <text:p>21.9</text:p>
          </table:table-cell>
          <table:table-cell office:value-type="float" office:value="-67.7" calcext:value-type="float">
            <text:p>-67.7</text:p>
          </table:table-cell>
          <table:table-cell office:value-type="float" office:value="22.09" calcext:value-type="float">
            <text:p>22.09</text:p>
          </table:table-cell>
          <table:table-cell office:value-type="float" office:value="-67.89" calcext:value-type="float">
            <text:p>-67.89</text:p>
          </table:table-cell>
          <table:table-cell office:value-type="float" office:value="27.7598076923" calcext:value-type="float">
            <text:p>27.7598076923</text:p>
          </table:table-cell>
          <table:table-cell office:value-type="float" office:value="12.4645062837" calcext:value-type="float">
            <text:p>12.4645062837</text:p>
          </table:table-cell>
          <table:table-cell office:value-type="float" office:value="27.7901923077" calcext:value-type="float">
            <text:p>27.7901923077</text:p>
          </table:table-cell>
          <table:table-cell office:value-type="float" office:value="2.5836461538" calcext:value-type="float">
            <text:p>2.5836461538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date" office:date-value="2008-09-06" calcext:value-type="date">
            <text:p>2008-09-06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21.5" calcext:value-type="float">
            <text:p>21.5</text:p>
          </table:table-cell>
          <table:table-cell office:value-type="float" office:value="-69" calcext:value-type="float">
            <text:p>-69</text:p>
          </table:table-cell>
          <table:table-cell office:value-type="float" office:value="21.69" calcext:value-type="float">
            <text:p>21.69</text:p>
          </table:table-cell>
          <table:table-cell office:value-type="float" office:value="-69.19" calcext:value-type="float">
            <text:p>-69.19</text:p>
          </table:table-cell>
          <table:table-cell office:value-type="float" office:value="28.9388461538" calcext:value-type="float">
            <text:p>28.9388461538</text:p>
          </table:table-cell>
          <table:table-cell office:value-type="float" office:value="11.6767145422" calcext:value-type="float">
            <text:p>11.6767145422</text:p>
          </table:table-cell>
          <table:table-cell office:value-type="float" office:value="28.5011538462" calcext:value-type="float">
            <text:p>28.5011538462</text:p>
          </table:table-cell>
          <table:table-cell office:value-type="float" office:value="2.7066769231" calcext:value-type="float">
            <text:p>2.706676923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date" office:date-value="2008-09-07" calcext:value-type="date">
            <text:p>2008-09-07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21.2" calcext:value-type="float">
            <text:p>21.2</text:p>
          </table:table-cell>
          <table:table-cell office:value-type="float" office:value="-70.3" calcext:value-type="float">
            <text:p>-70.3</text:p>
          </table:table-cell>
          <table:table-cell office:value-type="float" office:value="21.39" calcext:value-type="float">
            <text:p>21.39</text:p>
          </table:table-cell>
          <table:table-cell office:value-type="float" office:value="-70.49" calcext:value-type="float">
            <text:p>-70.49</text:p>
          </table:table-cell>
          <table:table-cell office:value-type="float" office:value="30.1178846154" calcext:value-type="float">
            <text:p>30.1178846154</text:p>
          </table:table-cell>
          <table:table-cell office:value-type="float" office:value="11.0858707361" calcext:value-type="float">
            <text:p>11.0858707361</text:p>
          </table:table-cell>
          <table:table-cell office:value-type="float" office:value="29.2121153846" calcext:value-type="float">
            <text:p>29.2121153846</text:p>
          </table:table-cell>
          <table:table-cell office:value-type="float" office:value="2.8297076923" calcext:value-type="float">
            <text:p>2.8297076923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date" office:date-value="2008-09-07" calcext:value-type="date">
            <text:p>2008-09-07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21.1" calcext:value-type="float">
            <text:p>21.1</text:p>
          </table:table-cell>
          <table:table-cell office:value-type="float" office:value="-71.6" calcext:value-type="float">
            <text:p>-71.6</text:p>
          </table:table-cell>
          <table:table-cell office:value-type="float" office:value="21.29" calcext:value-type="float">
            <text:p>21.29</text:p>
          </table:table-cell>
          <table:table-cell office:value-type="float" office:value="-71.79" calcext:value-type="float">
            <text:p>-71.79</text:p>
          </table:table-cell>
          <table:table-cell office:value-type="float" office:value="31.2969230769" calcext:value-type="float">
            <text:p>31.2969230769</text:p>
          </table:table-cell>
          <table:table-cell office:value-type="float" office:value="10.8889228007" calcext:value-type="float">
            <text:p>10.8889228007</text:p>
          </table:table-cell>
          <table:table-cell office:value-type="float" office:value="29.9230769231" calcext:value-type="float">
            <text:p>29.9230769231</text:p>
          </table:table-cell>
          <table:table-cell office:value-type="float" office:value="2.9527384615" calcext:value-type="float">
            <text:p>2.9527384615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date" office:date-value="2008-09-07" calcext:value-type="date">
            <text:p>2008-09-07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21" calcext:value-type="float">
            <text:p>21</text:p>
          </table:table-cell>
          <table:table-cell office:value-type="float" office:value="-72.8" calcext:value-type="float">
            <text:p>-72.8</text:p>
          </table:table-cell>
          <table:table-cell office:value-type="float" office:value="21.19" calcext:value-type="float">
            <text:p>21.19</text:p>
          </table:table-cell>
          <table:table-cell office:value-type="float" office:value="-72.99" calcext:value-type="float">
            <text:p>-72.99</text:p>
          </table:table-cell>
          <table:table-cell office:value-type="float" office:value="32.4759615385" calcext:value-type="float">
            <text:p>32.4759615385</text:p>
          </table:table-cell>
          <table:table-cell office:value-type="float" office:value="10.6919748654" calcext:value-type="float">
            <text:p>10.6919748654</text:p>
          </table:table-cell>
          <table:table-cell office:value-type="float" office:value="30.6340384615" calcext:value-type="float">
            <text:p>30.6340384615</text:p>
          </table:table-cell>
          <table:table-cell office:value-type="float" office:value="3.0757692308" calcext:value-type="float">
            <text:p>3.0757692308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date" office:date-value="2008-09-07" calcext:value-type="date">
            <text:p>2008-09-07</text:p>
          </table:table-cell>
          <table:table-cell office:value-type="time" office:time-value="PT01H00M00S" calcext:value-type="time">
            <text:p>01:00:00 AM</text:p>
          </table:table-cell>
          <table:table-cell office:value-type="string" calcext:value-type="string">
            <text:p>PM</text:p>
          </table:table-cell>
          <table:table-cell office:value-type="float" office:value="21" calcext:value-type="float">
            <text:p>21</text:p>
          </table:table-cell>
          <table:table-cell office:value-type="float" office:value="-73.2" calcext:value-type="float">
            <text:p>-73.2</text:p>
          </table:table-cell>
          <table:table-cell office:value-type="float" office:value="21.19" calcext:value-type="float">
            <text:p>21.19</text:p>
          </table:table-cell>
          <table:table-cell office:value-type="float" office:value="-73.39" calcext:value-type="float">
            <text:p>-73.39</text:p>
          </table:table-cell>
          <table:table-cell office:value-type="float" office:value="33.655" calcext:value-type="float">
            <text:p>33.655</text:p>
          </table:table-cell>
          <table:table-cell office:value-type="float" office:value="10.6919748654" calcext:value-type="float">
            <text:p>10.6919748654</text:p>
          </table:table-cell>
          <table:table-cell office:value-type="float" office:value="31.345" calcext:value-type="float">
            <text:p>31.345</text:p>
          </table:table-cell>
          <table:table-cell office:value-type="float" office:value="3.1988" calcext:value-type="float">
            <text:p>3.1988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date" office:date-value="2008-09-07" calcext:value-type="date">
            <text:p>2008-09-07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21" calcext:value-type="float">
            <text:p>21</text:p>
          </table:table-cell>
          <table:table-cell office:value-type="float" office:value="-74" calcext:value-type="float">
            <text:p>-74</text:p>
          </table:table-cell>
          <table:table-cell office:value-type="float" office:value="21.19" calcext:value-type="float">
            <text:p>21.19</text:p>
          </table:table-cell>
          <table:table-cell office:value-type="float" office:value="-74.19" calcext:value-type="float">
            <text:p>-74.19</text:p>
          </table:table-cell>
          <table:table-cell office:value-type="float" office:value="34.8340384615" calcext:value-type="float">
            <text:p>34.8340384615</text:p>
          </table:table-cell>
          <table:table-cell office:value-type="float" office:value="10.6919748654" calcext:value-type="float">
            <text:p>10.6919748654</text:p>
          </table:table-cell>
          <table:table-cell office:value-type="float" office:value="32.0559615385" calcext:value-type="float">
            <text:p>32.0559615385</text:p>
          </table:table-cell>
          <table:table-cell office:value-type="float" office:value="3.3218307692" calcext:value-type="float">
            <text:p>3.321830769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date" office:date-value="2008-09-08" calcext:value-type="date">
            <text:p>2008-09-08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21.1" calcext:value-type="float">
            <text:p>21.1</text:p>
          </table:table-cell>
          <table:table-cell office:value-type="float" office:value="-75.2" calcext:value-type="float">
            <text:p>-75.2</text:p>
          </table:table-cell>
          <table:table-cell office:value-type="float" office:value="21.29" calcext:value-type="float">
            <text:p>21.29</text:p>
          </table:table-cell>
          <table:table-cell office:value-type="float" office:value="-75.39" calcext:value-type="float">
            <text:p>-75.39</text:p>
          </table:table-cell>
          <table:table-cell office:value-type="float" office:value="36.0130769231" calcext:value-type="float">
            <text:p>36.0130769231</text:p>
          </table:table-cell>
          <table:table-cell office:value-type="float" office:value="10.8889228007" calcext:value-type="float">
            <text:p>10.8889228007</text:p>
          </table:table-cell>
          <table:table-cell office:value-type="float" office:value="32.7669230769" calcext:value-type="float">
            <text:p>32.7669230769</text:p>
          </table:table-cell>
          <table:table-cell office:value-type="float" office:value="3.4448615385" calcext:value-type="float">
            <text:p>3.4448615385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date" office:date-value="2008-09-08" calcext:value-type="date">
            <text:p>2008-09-08</text:p>
          </table:table-cell>
          <table:table-cell office:value-type="time" office:time-value="PT02H00M00S" calcext:value-type="time">
            <text:p>02:00:00 AM</text:p>
          </table:table-cell>
          <table:table-cell office:value-type="string" calcext:value-type="string">
            <text:p>AM</text:p>
          </table:table-cell>
          <table:table-cell office:value-type="float" office:value="21.1" calcext:value-type="float">
            <text:p>21.1</text:p>
          </table:table-cell>
          <table:table-cell office:value-type="float" office:value="-75.7" calcext:value-type="float">
            <text:p>-75.7</text:p>
          </table:table-cell>
          <table:table-cell office:value-type="float" office:value="21.29" calcext:value-type="float">
            <text:p>21.29</text:p>
          </table:table-cell>
          <table:table-cell office:value-type="float" office:value="-75.89" calcext:value-type="float">
            <text:p>-75.89</text:p>
          </table:table-cell>
          <table:table-cell office:value-type="float" office:value="37.1921153846" calcext:value-type="float">
            <text:p>37.1921153846</text:p>
          </table:table-cell>
          <table:table-cell office:value-type="float" office:value="10.8889228007" calcext:value-type="float">
            <text:p>10.8889228007</text:p>
          </table:table-cell>
          <table:table-cell office:value-type="float" office:value="33.4778846154" calcext:value-type="float">
            <text:p>33.4778846154</text:p>
          </table:table-cell>
          <table:table-cell office:value-type="float" office:value="3.5678923077" calcext:value-type="float">
            <text:p>3.567892307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08-09-08" calcext:value-type="date">
            <text:p>2008-09-08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21.1" calcext:value-type="float">
            <text:p>21.1</text:p>
          </table:table-cell>
          <table:table-cell office:value-type="float" office:value="-76.5" calcext:value-type="float">
            <text:p>-76.5</text:p>
          </table:table-cell>
          <table:table-cell office:value-type="float" office:value="21.29" calcext:value-type="float">
            <text:p>21.29</text:p>
          </table:table-cell>
          <table:table-cell office:value-type="float" office:value="-76.69" calcext:value-type="float">
            <text:p>-76.69</text:p>
          </table:table-cell>
          <table:table-cell office:value-type="float" office:value="38.3711538462" calcext:value-type="float">
            <text:p>38.3711538462</text:p>
          </table:table-cell>
          <table:table-cell office:value-type="float" office:value="10.8889228007" calcext:value-type="float">
            <text:p>10.8889228007</text:p>
          </table:table-cell>
          <table:table-cell office:value-type="float" office:value="34.1888461538" calcext:value-type="float">
            <text:p>34.1888461538</text:p>
          </table:table-cell>
          <table:table-cell office:value-type="float" office:value="3.6909230769" calcext:value-type="float">
            <text:p>3.6909230769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date" office:date-value="2008-09-08" calcext:value-type="date">
            <text:p>2008-09-08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21.1" calcext:value-type="float">
            <text:p>21.1</text:p>
          </table:table-cell>
          <table:table-cell office:value-type="float" office:value="-77.8" calcext:value-type="float">
            <text:p>-77.8</text:p>
          </table:table-cell>
          <table:table-cell office:value-type="float" office:value="21.29" calcext:value-type="float">
            <text:p>21.29</text:p>
          </table:table-cell>
          <table:table-cell office:value-type="float" office:value="-77.99" calcext:value-type="float">
            <text:p>-77.99</text:p>
          </table:table-cell>
          <table:table-cell office:value-type="float" office:value="39.5501923077" calcext:value-type="float">
            <text:p>39.5501923077</text:p>
          </table:table-cell>
          <table:table-cell office:value-type="float" office:value="10.8889228007" calcext:value-type="float">
            <text:p>10.8889228007</text:p>
          </table:table-cell>
          <table:table-cell office:value-type="float" office:value="34.8998076923" calcext:value-type="float">
            <text:p>34.8998076923</text:p>
          </table:table-cell>
          <table:table-cell office:value-type="float" office:value="3.8139538462" calcext:value-type="float">
            <text:p>3.8139538462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date" office:date-value="2008-09-08" calcext:value-type="date">
            <text:p>2008-09-08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21.2" calcext:value-type="float">
            <text:p>21.2</text:p>
          </table:table-cell>
          <table:table-cell office:value-type="float" office:value="-79.1" calcext:value-type="float">
            <text:p>-79.1</text:p>
          </table:table-cell>
          <table:table-cell office:value-type="float" office:value="21.39" calcext:value-type="float">
            <text:p>21.39</text:p>
          </table:table-cell>
          <table:table-cell office:value-type="float" office:value="-79.29" calcext:value-type="float">
            <text:p>-79.29</text:p>
          </table:table-cell>
          <table:table-cell office:value-type="float" office:value="40.7292307692" calcext:value-type="float">
            <text:p>40.7292307692</text:p>
          </table:table-cell>
          <table:table-cell office:value-type="float" office:value="11.0858707361" calcext:value-type="float">
            <text:p>11.0858707361</text:p>
          </table:table-cell>
          <table:table-cell office:value-type="float" office:value="35.6107692308" calcext:value-type="float">
            <text:p>35.6107692308</text:p>
          </table:table-cell>
          <table:table-cell office:value-type="float" office:value="3.9369846154" calcext:value-type="float">
            <text:p>3.9369846154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date" office:date-value="2008-09-09" calcext:value-type="date">
            <text:p>2008-09-09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21.5" calcext:value-type="float">
            <text:p>21.5</text:p>
          </table:table-cell>
          <table:table-cell office:value-type="float" office:value="-80.3" calcext:value-type="float">
            <text:p>-80.3</text:p>
          </table:table-cell>
          <table:table-cell office:value-type="float" office:value="21.69" calcext:value-type="float">
            <text:p>21.69</text:p>
          </table:table-cell>
          <table:table-cell office:value-type="float" office:value="-80.49" calcext:value-type="float">
            <text:p>-80.49</text:p>
          </table:table-cell>
          <table:table-cell office:value-type="float" office:value="41.9082692308" calcext:value-type="float">
            <text:p>41.9082692308</text:p>
          </table:table-cell>
          <table:table-cell office:value-type="float" office:value="11.6767145422" calcext:value-type="float">
            <text:p>11.6767145422</text:p>
          </table:table-cell>
          <table:table-cell office:value-type="float" office:value="36.3217307692" calcext:value-type="float">
            <text:p>36.3217307692</text:p>
          </table:table-cell>
          <table:table-cell office:value-type="float" office:value="4.0600153846" calcext:value-type="float">
            <text:p>4.0600153846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date" office:date-value="2008-09-09" calcext:value-type="date">
            <text:p>2008-09-09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22" calcext:value-type="float">
            <text:p>22</text:p>
          </table:table-cell>
          <table:table-cell office:value-type="float" office:value="-81.4" calcext:value-type="float">
            <text:p>-81.4</text:p>
          </table:table-cell>
          <table:table-cell office:value-type="float" office:value="22.19" calcext:value-type="float">
            <text:p>22.19</text:p>
          </table:table-cell>
          <table:table-cell office:value-type="float" office:value="-81.59" calcext:value-type="float">
            <text:p>-81.59</text:p>
          </table:table-cell>
          <table:table-cell office:value-type="float" office:value="43.0873076923" calcext:value-type="float">
            <text:p>43.0873076923</text:p>
          </table:table-cell>
          <table:table-cell office:value-type="float" office:value="12.661454219" calcext:value-type="float">
            <text:p>12.661454219</text:p>
          </table:table-cell>
          <table:table-cell office:value-type="float" office:value="37.0326923077" calcext:value-type="float">
            <text:p>37.0326923077</text:p>
          </table:table-cell>
          <table:table-cell office:value-type="float" office:value="4.1830461538" calcext:value-type="float">
            <text:p>4.1830461538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date" office:date-value="2008-09-09" calcext:value-type="date">
            <text:p>2008-09-09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22.4" calcext:value-type="float">
            <text:p>22.4</text:p>
          </table:table-cell>
          <table:table-cell office:value-type="float" office:value="-82.4" calcext:value-type="float">
            <text:p>-82.4</text:p>
          </table:table-cell>
          <table:table-cell office:value-type="float" office:value="22.59" calcext:value-type="float">
            <text:p>22.59</text:p>
          </table:table-cell>
          <table:table-cell office:value-type="float" office:value="-82.59" calcext:value-type="float">
            <text:p>-82.59</text:p>
          </table:table-cell>
          <table:table-cell office:value-type="float" office:value="44.2663461538" calcext:value-type="float">
            <text:p>44.2663461538</text:p>
          </table:table-cell>
          <table:table-cell office:value-type="float" office:value="13.4492459605" calcext:value-type="float">
            <text:p>13.4492459605</text:p>
          </table:table-cell>
          <table:table-cell office:value-type="float" office:value="37.7436538462" calcext:value-type="float">
            <text:p>37.7436538462</text:p>
          </table:table-cell>
          <table:table-cell office:value-type="float" office:value="4.3060769231" calcext:value-type="float">
            <text:p>4.3060769231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date" office:date-value="2008-09-09" calcext:value-type="date">
            <text:p>2008-09-09</text:p>
          </table:table-cell>
          <table:table-cell office:value-type="time" office:time-value="PT02H00M00S" calcext:value-type="time">
            <text:p>02:00:00 AM</text:p>
          </table:table-cell>
          <table:table-cell office:value-type="string" calcext:value-type="string">
            <text:p>PM</text:p>
          </table:table-cell>
          <table:table-cell office:value-type="float" office:value="22.6" calcext:value-type="float">
            <text:p>22.6</text:p>
          </table:table-cell>
          <table:table-cell office:value-type="float" office:value="-82.9" calcext:value-type="float">
            <text:p>-82.9</text:p>
          </table:table-cell>
          <table:table-cell office:value-type="float" office:value="22.79" calcext:value-type="float">
            <text:p>22.79</text:p>
          </table:table-cell>
          <table:table-cell office:value-type="float" office:value="-83.09" calcext:value-type="float">
            <text:p>-83.09</text:p>
          </table:table-cell>
          <table:table-cell office:value-type="float" office:value="45.4453846154" calcext:value-type="float">
            <text:p>45.4453846154</text:p>
          </table:table-cell>
          <table:table-cell office:value-type="float" office:value="13.8431418312" calcext:value-type="float">
            <text:p>13.8431418312</text:p>
          </table:table-cell>
          <table:table-cell office:value-type="float" office:value="38.4546153846" calcext:value-type="float">
            <text:p>38.4546153846</text:p>
          </table:table-cell>
          <table:table-cell office:value-type="float" office:value="4.4291076923" calcext:value-type="float">
            <text:p>4.4291076923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date" office:date-value="2008-09-09" calcext:value-type="date">
            <text:p>2008-09-09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22.7" calcext:value-type="float">
            <text:p>22.7</text:p>
          </table:table-cell>
          <table:table-cell office:value-type="float" office:value="-83.3" calcext:value-type="float">
            <text:p>-83.3</text:p>
          </table:table-cell>
          <table:table-cell office:value-type="float" office:value="22.89" calcext:value-type="float">
            <text:p>22.89</text:p>
          </table:table-cell>
          <table:table-cell office:value-type="float" office:value="-83.49" calcext:value-type="float">
            <text:p>-83.49</text:p>
          </table:table-cell>
          <table:table-cell office:value-type="float" office:value="46.6244230769" calcext:value-type="float">
            <text:p>46.6244230769</text:p>
          </table:table-cell>
          <table:table-cell office:value-type="float" office:value="14.0400897666" calcext:value-type="float">
            <text:p>14.0400897666</text:p>
          </table:table-cell>
          <table:table-cell office:value-type="float" office:value="39.1655769231" calcext:value-type="float">
            <text:p>39.1655769231</text:p>
          </table:table-cell>
          <table:table-cell office:value-type="float" office:value="4.5521384615" calcext:value-type="float">
            <text:p>4.5521384615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date" office:date-value="2008-09-10" calcext:value-type="date">
            <text:p>2008-09-10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23.1" calcext:value-type="float">
            <text:p>23.1</text:p>
          </table:table-cell>
          <table:table-cell office:value-type="float" office:value="-84" calcext:value-type="float">
            <text:p>-84</text:p>
          </table:table-cell>
          <table:table-cell office:value-type="float" office:value="23.29" calcext:value-type="float">
            <text:p>23.29</text:p>
          </table:table-cell>
          <table:table-cell office:value-type="float" office:value="-84.19" calcext:value-type="float">
            <text:p>-84.19</text:p>
          </table:table-cell>
          <table:table-cell office:value-type="float" office:value="47.8034615385" calcext:value-type="float">
            <text:p>47.8034615385</text:p>
          </table:table-cell>
          <table:table-cell office:value-type="float" office:value="14.8278815081" calcext:value-type="float">
            <text:p>14.8278815081</text:p>
          </table:table-cell>
          <table:table-cell office:value-type="float" office:value="39.8765384615" calcext:value-type="float">
            <text:p>39.8765384615</text:p>
          </table:table-cell>
          <table:table-cell office:value-type="float" office:value="4.6751692308" calcext:value-type="float">
            <text:p>4.6751692308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date" office:date-value="2008-09-10" calcext:value-type="date">
            <text:p>2008-09-10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23.4" calcext:value-type="float">
            <text:p>23.4</text:p>
          </table:table-cell>
          <table:table-cell office:value-type="float" office:value="-84.6" calcext:value-type="float">
            <text:p>-84.6</text:p>
          </table:table-cell>
          <table:table-cell office:value-type="float" office:value="23.59" calcext:value-type="float">
            <text:p>23.59</text:p>
          </table:table-cell>
          <table:table-cell office:value-type="float" office:value="-84.79" calcext:value-type="float">
            <text:p>-84.79</text:p>
          </table:table-cell>
          <table:table-cell office:value-type="float" office:value="48.9825" calcext:value-type="float">
            <text:p>48.9825</text:p>
          </table:table-cell>
          <table:table-cell office:value-type="float" office:value="15.4187253142" calcext:value-type="float">
            <text:p>15.4187253142</text:p>
          </table:table-cell>
          <table:table-cell office:value-type="float" office:value="40.5875" calcext:value-type="float">
            <text:p>40.5875</text:p>
          </table:table-cell>
          <table:table-cell office:value-type="float" office:value="4.7982" calcext:value-type="float">
            <text:p>4.7982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date" office:date-value="2008-09-10" calcext:value-type="date">
            <text:p>2008-09-10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23.8" calcext:value-type="float">
            <text:p>23.8</text:p>
          </table:table-cell>
          <table:table-cell office:value-type="float" office:value="-85.2" calcext:value-type="float">
            <text:p>-85.2</text:p>
          </table:table-cell>
          <table:table-cell office:value-type="float" office:value="23.99" calcext:value-type="float">
            <text:p>23.99</text:p>
          </table:table-cell>
          <table:table-cell office:value-type="float" office:value="-85.39" calcext:value-type="float">
            <text:p>-85.39</text:p>
          </table:table-cell>
          <table:table-cell office:value-type="float" office:value="50.1615384615" calcext:value-type="float">
            <text:p>50.1615384615</text:p>
          </table:table-cell>
          <table:table-cell office:value-type="float" office:value="16.2065170557" calcext:value-type="float">
            <text:p>16.2065170557</text:p>
          </table:table-cell>
          <table:table-cell office:value-type="float" office:value="41.2984615385" calcext:value-type="float">
            <text:p>41.2984615385</text:p>
          </table:table-cell>
          <table:table-cell office:value-type="float" office:value="4.9212307692" calcext:value-type="float">
            <text:p>4.9212307692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date" office:date-value="2008-09-10" calcext:value-type="date">
            <text:p>2008-09-10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24.2" calcext:value-type="float">
            <text:p>24.2</text:p>
          </table:table-cell>
          <table:table-cell office:value-type="float" office:value="-85.8" calcext:value-type="float">
            <text:p>-85.8</text:p>
          </table:table-cell>
          <table:table-cell office:value-type="float" office:value="24.39" calcext:value-type="float">
            <text:p>24.39</text:p>
          </table:table-cell>
          <table:table-cell office:value-type="float" office:value="-85.99" calcext:value-type="float">
            <text:p>-85.99</text:p>
          </table:table-cell>
          <table:table-cell office:value-type="float" office:value="51.3405769231" calcext:value-type="float">
            <text:p>51.3405769231</text:p>
          </table:table-cell>
          <table:table-cell office:value-type="float" office:value="16.9943087971" calcext:value-type="float">
            <text:p>16.9943087971</text:p>
          </table:table-cell>
          <table:table-cell office:value-type="float" office:value="42.0094230769" calcext:value-type="float">
            <text:p>42.0094230769</text:p>
          </table:table-cell>
          <table:table-cell office:value-type="float" office:value="5.0442615385" calcext:value-type="float">
            <text:p>5.0442615385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date" office:date-value="2008-09-11" calcext:value-type="date">
            <text:p>2008-09-11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24.7" calcext:value-type="float">
            <text:p>24.7</text:p>
          </table:table-cell>
          <table:table-cell office:value-type="float" office:value="-86.4" calcext:value-type="float">
            <text:p>-86.4</text:p>
          </table:table-cell>
          <table:table-cell office:value-type="float" office:value="24.89" calcext:value-type="float">
            <text:p>24.89</text:p>
          </table:table-cell>
          <table:table-cell office:value-type="float" office:value="-86.59" calcext:value-type="float">
            <text:p>-86.59</text:p>
          </table:table-cell>
          <table:table-cell office:value-type="float" office:value="52.5196153846" calcext:value-type="float">
            <text:p>52.5196153846</text:p>
          </table:table-cell>
          <table:table-cell office:value-type="float" office:value="17.979048474" calcext:value-type="float">
            <text:p>17.979048474</text:p>
          </table:table-cell>
          <table:table-cell office:value-type="float" office:value="42.7203846154" calcext:value-type="float">
            <text:p>42.7203846154</text:p>
          </table:table-cell>
          <table:table-cell office:value-type="float" office:value="5.1672923077" calcext:value-type="float">
            <text:p>5.1672923077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date" office:date-value="2008-09-11" calcext:value-type="date">
            <text:p>2008-09-11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25.1" calcext:value-type="float">
            <text:p>25.1</text:p>
          </table:table-cell>
          <table:table-cell office:value-type="float" office:value="-87.1" calcext:value-type="float">
            <text:p>-87.1</text:p>
          </table:table-cell>
          <table:table-cell office:value-type="float" office:value="25.29" calcext:value-type="float">
            <text:p>25.29</text:p>
          </table:table-cell>
          <table:table-cell office:value-type="float" office:value="-87.29" calcext:value-type="float">
            <text:p>-87.29</text:p>
          </table:table-cell>
          <table:table-cell office:value-type="float" office:value="53.6986538462" calcext:value-type="float">
            <text:p>53.6986538462</text:p>
          </table:table-cell>
          <table:table-cell office:value-type="float" office:value="18.7668402154" calcext:value-type="float">
            <text:p>18.7668402154</text:p>
          </table:table-cell>
          <table:table-cell office:value-type="float" office:value="43.4313461538" calcext:value-type="float">
            <text:p>43.4313461538</text:p>
          </table:table-cell>
          <table:table-cell office:value-type="float" office:value="5.2903230769" calcext:value-type="float">
            <text:p>5.2903230769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date" office:date-value="2008-09-11" calcext:value-type="date">
            <text:p>2008-09-11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25.5" calcext:value-type="float">
            <text:p>25.5</text:p>
          </table:table-cell>
          <table:table-cell office:value-type="float" office:value="-88" calcext:value-type="float">
            <text:p>-88</text:p>
          </table:table-cell>
          <table:table-cell office:value-type="float" office:value="25.69" calcext:value-type="float">
            <text:p>25.69</text:p>
          </table:table-cell>
          <table:table-cell office:value-type="float" office:value="-88.19" calcext:value-type="float">
            <text:p>-88.19</text:p>
          </table:table-cell>
          <table:table-cell office:value-type="float" office:value="54.8776923077" calcext:value-type="float">
            <text:p>54.8776923077</text:p>
          </table:table-cell>
          <table:table-cell office:value-type="float" office:value="19.5546319569" calcext:value-type="float">
            <text:p>19.5546319569</text:p>
          </table:table-cell>
          <table:table-cell office:value-type="float" office:value="44.1423076923" calcext:value-type="float">
            <text:p>44.1423076923</text:p>
          </table:table-cell>
          <table:table-cell office:value-type="float" office:value="5.4133538462" calcext:value-type="float">
            <text:p>5.4133538462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date" office:date-value="2008-09-11" calcext:value-type="date">
            <text:p>2008-09-11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25.8" calcext:value-type="float">
            <text:p>25.8</text:p>
          </table:table-cell>
          <table:table-cell office:value-type="float" office:value="-88.9" calcext:value-type="float">
            <text:p>-88.9</text:p>
          </table:table-cell>
          <table:table-cell office:value-type="float" office:value="25.99" calcext:value-type="float">
            <text:p>25.99</text:p>
          </table:table-cell>
          <table:table-cell office:value-type="float" office:value="-89.09" calcext:value-type="float">
            <text:p>-89.09</text:p>
          </table:table-cell>
          <table:table-cell office:value-type="float" office:value="56.0567307692" calcext:value-type="float">
            <text:p>56.0567307692</text:p>
          </table:table-cell>
          <table:table-cell office:value-type="float" office:value="20.145475763" calcext:value-type="float">
            <text:p>20.145475763</text:p>
          </table:table-cell>
          <table:table-cell office:value-type="float" office:value="44.8532692308" calcext:value-type="float">
            <text:p>44.8532692308</text:p>
          </table:table-cell>
          <table:table-cell office:value-type="float" office:value="5.5363846154" calcext:value-type="float">
            <text:p>5.5363846154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date" office:date-value="2008-09-12" calcext:value-type="date">
            <text:p>2008-09-12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26.1" calcext:value-type="float">
            <text:p>26.1</text:p>
          </table:table-cell>
          <table:table-cell office:value-type="float" office:value="-90" calcext:value-type="float">
            <text:p>-90</text:p>
          </table:table-cell>
          <table:table-cell office:value-type="float" office:value="26.29" calcext:value-type="float">
            <text:p>26.29</text:p>
          </table:table-cell>
          <table:table-cell office:value-type="float" office:value="-90.19" calcext:value-type="float">
            <text:p>-90.19</text:p>
          </table:table-cell>
          <table:table-cell office:value-type="float" office:value="57.2357692308" calcext:value-type="float">
            <text:p>57.2357692308</text:p>
          </table:table-cell>
          <table:table-cell office:value-type="float" office:value="20.7363195691" calcext:value-type="float">
            <text:p>20.7363195691</text:p>
          </table:table-cell>
          <table:table-cell office:value-type="float" office:value="45.5642307692" calcext:value-type="float">
            <text:p>45.5642307692</text:p>
          </table:table-cell>
          <table:table-cell office:value-type="float" office:value="5.6594153846" calcext:value-type="float">
            <text:p>5.6594153846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date" office:date-value="2008-09-12" calcext:value-type="date">
            <text:p>2008-09-12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26.4" calcext:value-type="float">
            <text:p>26.4</text:p>
          </table:table-cell>
          <table:table-cell office:value-type="float" office:value="-91.1" calcext:value-type="float">
            <text:p>-91.1</text:p>
          </table:table-cell>
          <table:table-cell office:value-type="float" office:value="26.59" calcext:value-type="float">
            <text:p>26.59</text:p>
          </table:table-cell>
          <table:table-cell office:value-type="float" office:value="-91.29" calcext:value-type="float">
            <text:p>-91.29</text:p>
          </table:table-cell>
          <table:table-cell office:value-type="float" office:value="58.4148076923" calcext:value-type="float">
            <text:p>58.4148076923</text:p>
          </table:table-cell>
          <table:table-cell office:value-type="float" office:value="21.3271633752" calcext:value-type="float">
            <text:p>21.3271633752</text:p>
          </table:table-cell>
          <table:table-cell office:value-type="float" office:value="46.2751923077" calcext:value-type="float">
            <text:p>46.2751923077</text:p>
          </table:table-cell>
          <table:table-cell office:value-type="float" office:value="5.7824461538" calcext:value-type="float">
            <text:p>5.7824461538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date" office:date-value="2008-09-12" calcext:value-type="date">
            <text:p>2008-09-12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26.9" calcext:value-type="float">
            <text:p>26.9</text:p>
          </table:table-cell>
          <table:table-cell office:value-type="float" office:value="-92.2" calcext:value-type="float">
            <text:p>-92.2</text:p>
          </table:table-cell>
          <table:table-cell office:value-type="float" office:value="27.09" calcext:value-type="float">
            <text:p>27.09</text:p>
          </table:table-cell>
          <table:table-cell office:value-type="float" office:value="-92.39" calcext:value-type="float">
            <text:p>-92.39</text:p>
          </table:table-cell>
          <table:table-cell office:value-type="float" office:value="59.5938461538" calcext:value-type="float">
            <text:p>59.5938461538</text:p>
          </table:table-cell>
          <table:table-cell office:value-type="float" office:value="22.3119030521" calcext:value-type="float">
            <text:p>22.3119030521</text:p>
          </table:table-cell>
          <table:table-cell office:value-type="float" office:value="46.9861538462" calcext:value-type="float">
            <text:p>46.9861538462</text:p>
          </table:table-cell>
          <table:table-cell office:value-type="float" office:value="5.9054769231" calcext:value-type="float">
            <text:p>5.905476923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date" office:date-value="2008-09-12" calcext:value-type="date">
            <text:p>2008-09-12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27.5" calcext:value-type="float">
            <text:p>27.5</text:p>
          </table:table-cell>
          <table:table-cell office:value-type="float" office:value="-93.2" calcext:value-type="float">
            <text:p>-93.2</text:p>
          </table:table-cell>
          <table:table-cell office:value-type="float" office:value="27.69" calcext:value-type="float">
            <text:p>27.69</text:p>
          </table:table-cell>
          <table:table-cell office:value-type="float" office:value="-93.39" calcext:value-type="float">
            <text:p>-93.39</text:p>
          </table:table-cell>
          <table:table-cell office:value-type="float" office:value="60.7728846154" calcext:value-type="float">
            <text:p>60.7728846154</text:p>
          </table:table-cell>
          <table:table-cell office:value-type="float" office:value="23.4935906643" calcext:value-type="float">
            <text:p>23.4935906643</text:p>
          </table:table-cell>
          <table:table-cell office:value-type="float" office:value="47.6971153846" calcext:value-type="float">
            <text:p>47.6971153846</text:p>
          </table:table-cell>
          <table:table-cell office:value-type="float" office:value="6.0285076923" calcext:value-type="float">
            <text:p>6.02850769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date" office:date-value="2008-09-13" calcext:value-type="date">
            <text:p>2008-09-13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28.3" calcext:value-type="float">
            <text:p>28.3</text:p>
          </table:table-cell>
          <table:table-cell office:value-type="float" office:value="-94" calcext:value-type="float">
            <text:p>-94</text:p>
          </table:table-cell>
          <table:table-cell office:value-type="float" office:value="28.49" calcext:value-type="float">
            <text:p>28.49</text:p>
          </table:table-cell>
          <table:table-cell office:value-type="float" office:value="-94.19" calcext:value-type="float">
            <text:p>-94.19</text:p>
          </table:table-cell>
          <table:table-cell office:value-type="float" office:value="61.9519230769" calcext:value-type="float">
            <text:p>61.9519230769</text:p>
          </table:table-cell>
          <table:table-cell office:value-type="float" office:value="25.0691741472" calcext:value-type="float">
            <text:p>25.0691741472</text:p>
          </table:table-cell>
          <table:table-cell office:value-type="float" office:value="48.4080769231" calcext:value-type="float">
            <text:p>48.4080769231</text:p>
          </table:table-cell>
          <table:table-cell office:value-type="float" office:value="6.1515384615" calcext:value-type="float">
            <text:p>6.1515384615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date" office:date-value="2008-09-13" calcext:value-type="date">
            <text:p>2008-09-13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29.1" calcext:value-type="float">
            <text:p>29.1</text:p>
          </table:table-cell>
          <table:table-cell office:value-type="float" office:value="-94.6" calcext:value-type="float">
            <text:p>-94.6</text:p>
          </table:table-cell>
          <table:table-cell office:value-type="float" office:value="29.29" calcext:value-type="float">
            <text:p>29.29</text:p>
          </table:table-cell>
          <table:table-cell office:value-type="float" office:value="-94.79" calcext:value-type="float">
            <text:p>-94.79</text:p>
          </table:table-cell>
          <table:table-cell table:style-name="ce3" office:value-type="float" office:value="64.31062253" calcext:value-type="float">
            <text:p>64.31062253</text:p>
          </table:table-cell>
          <table:table-cell table:style-name="ce3" office:value-type="float" office:value="20.81294337" calcext:value-type="float">
            <text:p>20.81294337</text:p>
          </table:table-cell>
          <table:table-cell office:value-type="float" office:value="49.8299458834" calcext:value-type="float">
            <text:p>49.8299458834</text:p>
          </table:table-cell>
          <table:table-cell table:style-name="ce3" office:value-type="float" office:value="6.39758632" calcext:value-type="float">
            <text:p>6.397586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after landfall</text:p>
          </table:table-cell>
          <table:table-cell table:number-columns-repeated="4"/>
        </table:table-row>
        <table:table-row table:style-name="ro1">
          <table:table-cell office:value-type="date" office:date-value="2008-09-13" calcext:value-type="date">
            <text:p>2008-09-13</text:p>
          </table:table-cell>
          <table:table-cell office:value-type="time" office:time-value="PT07H00M00S" calcext:value-type="time">
            <text:p>07:00:00 AM</text:p>
          </table:table-cell>
          <table:table-cell office:value-type="string" calcext:value-type="string">
            <text:p>AM</text:p>
          </table:table-cell>
          <table:table-cell office:value-type="float" office:value="29.3" calcext:value-type="float">
            <text:p>29.3</text:p>
          </table:table-cell>
          <table:table-cell office:value-type="float" office:value="-94.7" calcext:value-type="float">
            <text:p>-94.7</text:p>
          </table:table-cell>
          <table:table-cell office:value-type="float" office:value="29.49" calcext:value-type="float">
            <text:p>29.49</text:p>
          </table:table-cell>
          <table:table-cell office:value-type="float" office:value="-94.89" calcext:value-type="float">
            <text:p>-94.89</text:p>
          </table:table-cell>
          <table:table-cell office:value-type="float" office:value="60.1336454272" calcext:value-type="float">
            <text:p>60.1336454272</text:p>
          </table:table-cell>
          <table:table-cell office:value-type="float" office:value="19.8890354782" calcext:value-type="float">
            <text:p>19.8890354782</text:p>
          </table:table-cell>
          <table:table-cell office:value-type="float" office:value="46.9320660693" calcext:value-type="float">
            <text:p>46.9320660693</text:p>
          </table:table-cell>
          <table:table-cell office:value-type="float" office:value="6.1578148876" calcext:value-type="float">
            <text:p>6.15781488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8-09-13" calcext:value-type="date">
            <text:p>2008-09-13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30.3" calcext:value-type="float">
            <text:p>30.3</text:p>
          </table:table-cell>
          <table:table-cell office:value-type="float" office:value="-95.2" calcext:value-type="float">
            <text:p>-95.2</text:p>
          </table:table-cell>
          <table:table-cell office:value-type="float" office:value="30.49" calcext:value-type="float">
            <text:p>30.49</text:p>
          </table:table-cell>
          <table:table-cell office:value-type="float" office:value="-95.39" calcext:value-type="float">
            <text:p>-95.39</text:p>
          </table:table-cell>
          <table:table-cell office:value-type="float" office:value="52.7960228757" calcext:value-type="float">
            <text:p>52.7960228757</text:p>
          </table:table-cell>
          <table:table-cell office:value-type="float" office:value="18.1792269058" calcext:value-type="float">
            <text:p>18.1792269058</text:p>
          </table:table-cell>
          <table:table-cell office:value-type="float" office:value="41.7529074026" calcext:value-type="float">
            <text:p>41.7529074026</text:p>
          </table:table-cell>
          <table:table-cell office:value-type="float" office:value="5.7062620306" calcext:value-type="float">
            <text:p>5.706262030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08-09-13" calcext:value-type="date">
            <text:p>2008-09-13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31.7" calcext:value-type="float">
            <text:p>31.7</text:p>
          </table:table-cell>
          <table:table-cell office:value-type="float" office:value="-95.3" calcext:value-type="float">
            <text:p>-95.3</text:p>
          </table:table-cell>
          <table:table-cell office:value-type="float" office:value="31.89" calcext:value-type="float">
            <text:p>31.89</text:p>
          </table:table-cell>
          <table:table-cell office:value-type="float" office:value="-95.49" calcext:value-type="float">
            <text:p>-95.49</text:p>
          </table:table-cell>
          <table:table-cell office:value-type="float" office:value="43.9143800066" calcext:value-type="float">
            <text:p>43.9143800066</text:p>
          </table:table-cell>
          <table:table-cell office:value-type="float" office:value="15.9269194221" calcext:value-type="float">
            <text:p>15.9269194221</text:p>
          </table:table-cell>
          <table:table-cell office:value-type="float" office:value="35.3090648699" calcext:value-type="float">
            <text:p>35.3090648699</text:p>
          </table:table-cell>
          <table:table-cell office:value-type="float" office:value="5.0937015211" calcext:value-type="float">
            <text:p>5.09370152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date" office:date-value="2008-09-14" calcext:value-type="date">
            <text:p>2008-09-14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33.5" calcext:value-type="float">
            <text:p>33.5</text:p>
          </table:table-cell>
          <table:table-cell office:value-type="float" office:value="-94.9" calcext:value-type="float">
            <text:p>-94.9</text:p>
          </table:table-cell>
          <table:table-cell office:value-type="float" office:value="33.69" calcext:value-type="float">
            <text:p>33.69</text:p>
          </table:table-cell>
          <table:table-cell office:value-type="float" office:value="-95.09" calcext:value-type="float">
            <text:p>-95.09</text:p>
          </table:table-cell>
          <table:table-cell office:value-type="float" office:value="34.9672905646" calcext:value-type="float">
            <text:p>34.9672905646</text:p>
          </table:table-cell>
          <table:table-cell office:value-type="float" office:value="13.4120946301" calcext:value-type="float">
            <text:p>13.4120946301</text:p>
          </table:table-cell>
          <table:table-cell office:value-type="float" office:value="28.6032857163" calcext:value-type="float">
            <text:p>28.6032857163</text:p>
          </table:table-cell>
          <table:table-cell office:value-type="float" office:value="4.3833679953" calcext:value-type="float">
            <text:p>4.383367995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date" office:date-value="2008-09-14" calcext:value-type="date">
            <text:p>2008-09-14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35.5" calcext:value-type="float">
            <text:p>35.5</text:p>
          </table:table-cell>
          <table:table-cell office:value-type="float" office:value="-93.7" calcext:value-type="float">
            <text:p>-93.7</text:p>
          </table:table-cell>
          <table:table-cell office:value-type="float" office:value="35.69" calcext:value-type="float">
            <text:p>35.69</text:p>
          </table:table-cell>
          <table:table-cell office:value-type="float" office:value="-93.89" calcext:value-type="float">
            <text:p>-93.89</text:p>
          </table:table-cell>
          <table:table-cell office:value-type="float" office:value="26.8964643943" calcext:value-type="float">
            <text:p>26.8964643943</text:p>
          </table:table-cell>
          <table:table-cell office:value-type="float" office:value="10.8876230889" calcext:value-type="float">
            <text:p>10.8876230889</text:p>
          </table:table-cell>
          <table:table-cell office:value-type="float" office:value="22.3541812058" calcext:value-type="float">
            <text:p>22.3541812058</text:p>
          </table:table-cell>
          <table:table-cell office:value-type="float" office:value="3.6395460328" calcext:value-type="float">
            <text:p>3.639546032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date" office:date-value="2008-09-14" calcext:value-type="date">
            <text:p>2008-09-14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37.6" calcext:value-type="float">
            <text:p>37.6</text:p>
          </table:table-cell>
          <table:table-cell office:value-type="float" office:value="-91" calcext:value-type="float">
            <text:p>-91</text:p>
          </table:table-cell>
          <table:table-cell office:value-type="float" office:value="37.79" calcext:value-type="float">
            <text:p>37.79</text:p>
          </table:table-cell>
          <table:table-cell office:value-type="float" office:value="-91.19" calcext:value-type="float">
            <text:p>-91.19</text:p>
          </table:table-cell>
          <table:table-cell office:value-type="float" office:value="20.1117747022" calcext:value-type="float">
            <text:p>20.1117747022</text:p>
          </table:table-cell>
          <table:table-cell office:value-type="float" office:value="8.5417318362" calcext:value-type="float">
            <text:p>8.5417318362</text:p>
          </table:table-cell>
          <table:table-cell office:value-type="float" office:value="16.9446277808" calcext:value-type="float">
            <text:p>16.9446277808</text:p>
          </table:table-cell>
          <table:table-cell office:value-type="float" office:value="2.9181221775" calcext:value-type="float">
            <text:p>2.918122177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date" office:date-value="2008-09-14" calcext:value-type="date">
            <text:p>2008-09-14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PM</text:p>
          </table:table-cell>
          <table:table-cell office:value-type="float" office:value="40.3" calcext:value-type="float">
            <text:p>40.3</text:p>
          </table:table-cell>
          <table:table-cell office:value-type="float" office:value="-87.2" calcext:value-type="float">
            <text:p>-87.2</text:p>
          </table:table-cell>
          <table:table-cell office:value-type="float" office:value="40.49" calcext:value-type="float">
            <text:p>40.49</text:p>
          </table:table-cell>
          <table:table-cell office:value-type="float" office:value="-87.39" calcext:value-type="float">
            <text:p>-87.39</text:p>
          </table:table-cell>
          <table:table-cell office:value-type="float" office:value="14.6716085953" calcext:value-type="float">
            <text:p>14.6716085953</text:p>
          </table:table-cell>
          <table:table-cell office:value-type="float" office:value="6.4887357818" calcext:value-type="float">
            <text:p>6.4887357818</text:p>
          </table:table-cell>
          <table:table-cell office:value-type="float" office:value="12.4989500061" calcext:value-type="float">
            <text:p>12.4989500061</text:p>
          </table:table-cell>
          <table:table-cell office:value-type="float" office:value="2.2608184458" calcext:value-type="float">
            <text:p>2.260818445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08-09-15" calcext:value-type="date">
            <text:p>2008-09-15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M</text:p>
          </table:table-cell>
          <table:table-cell office:value-type="float" office:value="43.3" calcext:value-type="float">
            <text:p>43.3</text:p>
          </table:table-cell>
          <table:table-cell office:value-type="float" office:value="-81.5" calcext:value-type="float">
            <text:p>-81.5</text:p>
          </table:table-cell>
          <table:table-cell office:value-type="float" office:value="43.49" calcext:value-type="float">
            <text:p>43.49</text:p>
          </table:table-cell>
          <table:table-cell office:value-type="float" office:value="-81.69" calcext:value-type="float">
            <text:p>-81.69</text:p>
          </table:table-cell>
          <table:table-cell office:value-type="float" office:value="10.4565419221" calcext:value-type="float">
            <text:p>10.4565419221</text:p>
          </table:table-cell>
          <table:table-cell office:value-type="float" office:value="4.7784335033" calcext:value-type="float">
            <text:p>4.7784335033</text:p>
          </table:table-cell>
          <table:table-cell office:value-type="float" office:value="8.9858295426" calcext:value-type="float">
            <text:p>8.9858295426</text:p>
          </table:table-cell>
          <table:table-cell office:value-type="float" office:value="1.6933073327" calcext:value-type="float">
            <text:p>1.693307332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08-09-15" calcext:value-type="date">
            <text:p>2008-09-15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M</text:p>
          </table:table-cell>
          <table:table-cell office:value-type="float" office:value="45.8" calcext:value-type="float">
            <text:p>45.8</text:p>
          </table:table-cell>
          <table:table-cell office:value-type="float" office:value="-75.3" calcext:value-type="float">
            <text:p>-75.3</text:p>
          </table:table-cell>
          <table:table-cell office:value-type="float" office:value="45.99" calcext:value-type="float">
            <text:p>45.99</text:p>
          </table:table-cell>
          <table:table-cell office:value-type="float" office:value="-75.49" calcext:value-type="float">
            <text:p>-75.49</text:p>
          </table:table-cell>
          <table:table-cell office:value-type="float" office:value="7.2803094279" calcext:value-type="float">
            <text:p>7.2803094279</text:p>
          </table:table-cell>
          <table:table-cell office:value-type="float" office:value="3.4130619572" calcext:value-type="float">
            <text:p>3.4130619572</text:p>
          </table:table-cell>
          <table:table-cell office:value-type="float" office:value="6.2978770997" calcext:value-type="float">
            <text:p>6.2978770997</text:p>
          </table:table-cell>
          <table:table-cell office:value-type="float" office:value="1.2263763142" calcext:value-type="float">
            <text:p>1.226376314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date" office:date-value="2008-09-15" calcext:value-type="date">
            <text:p>2008-09-15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PM</text:p>
          </table:table-cell>
          <table:table-cell office:value-type="float" office:value="47.2" calcext:value-type="float">
            <text:p>47.2</text:p>
          </table:table-cell>
          <table:table-cell office:value-type="float" office:value="-71.1" calcext:value-type="float">
            <text:p>-71.1</text:p>
          </table:table-cell>
          <table:table-cell office:value-type="float" office:value="47.39" calcext:value-type="float">
            <text:p>47.39</text:p>
          </table:table-cell>
          <table:table-cell office:value-type="float" office:value="-71.29" calcext:value-type="float">
            <text:p>-71.29</text:p>
          </table:table-cell>
          <table:table-cell office:value-type="float" office:value="4.9469529333" calcext:value-type="float">
            <text:p>4.9469529333</text:p>
          </table:table-cell>
          <table:table-cell office:value-type="float" office:value="2.3644478164" calcext:value-type="float">
            <text:p>2.3644478164</text:p>
          </table:table-cell>
          <table:table-cell office:value-type="float" office:value="4.3004652856" calcext:value-type="float">
            <text:p>4.3004652856</text:p>
          </table:table-cell>
          <table:table-cell office:value-type="float" office:value="0.8589297457" calcext:value-type="float">
            <text:p>0.858929745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5T12:07:21.943934206</dc:date>
    <dc:creator>Chen Chen</dc:creator>
    <meta:document-statistic meta:table-count="1" meta:cell-count="860" meta:object-count="0"/>
    <meta:generator>LibreOffice/4.2.8.2$Linux_X86_64 LibreOffice_project/420$Build-2</meta:generator>
  </office:meta>
</office:document-meta>
</file>